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Text_20_body">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3" style:family="paragraph" style:parent-style-name="Text_20_body" style:list-style-name="L1">
      <style:paragraph-properties fo:orphans="2" fo:widows="2"/>
      <style:text-properties fo:font-variant="normal" fo:text-transform="none" fo:color="#000000" style:font-name="Times New Roman" fo:font-size="12pt" fo:letter-spacing="normal" fo:font-style="normal" fo:font-weight="normal" style:font-size-asian="12pt" style:font-size-complex="12pt"/>
    </style:style>
    <style:style style:name="P4" style:family="paragraph" style:parent-style-name="Text_20_body">
      <style:paragraph-properties fo:orphans="2" fo:widows="2"/>
      <style:text-properties fo:font-variant="normal" fo:text-transform="none" fo:color="#000000" style:font-name="Times New Roman" fo:font-size="12pt" fo:letter-spacing="normal" fo:font-style="normal" fo:font-weight="normal" officeooo:rsid="000e5d98" officeooo:paragraph-rsid="000e5d98" style:font-size-asian="12pt" style:font-size-complex="12pt"/>
    </style:style>
    <style:style style:name="P5" style:family="paragraph" style:parent-style-name="Text_20_body">
      <style:paragraph-properties fo:orphans="2" fo:widows="2"/>
      <style:text-properties fo:font-variant="normal" fo:text-transform="none" fo:color="#000000" style:font-name="Times New Roman" fo:font-size="12pt" fo:letter-spacing="normal" fo:font-style="normal" fo:font-weight="normal" officeooo:rsid="0018aaf5" officeooo:paragraph-rsid="0018aaf5" style:font-size-asian="12pt" style:font-size-complex="12pt"/>
    </style:style>
    <style:style style:name="P6" style:family="paragraph" style:parent-style-name="Text_20_body">
      <style:paragraph-properties fo:orphans="2" fo:widows="2"/>
      <style:text-properties fo:font-variant="normal" fo:text-transform="none" fo:color="#000000" style:font-name="Times New Roman" fo:font-size="12pt" fo:letter-spacing="normal" fo:font-style="normal" fo:font-weight="normal" officeooo:rsid="0018ed6c" officeooo:paragraph-rsid="0018ed6c" style:font-size-asian="12pt" style:font-size-complex="12pt"/>
    </style:style>
    <style:style style:name="P7" style:family="paragraph" style:parent-style-name="Text_20_body">
      <style:paragraph-properties fo:orphans="2" fo:widows="2"/>
      <style:text-properties fo:font-variant="normal" fo:text-transform="none" fo:color="#000000" style:font-name="Times New Roman" fo:font-size="12pt" fo:letter-spacing="normal" fo:font-style="normal" fo:font-weight="normal" officeooo:rsid="0019a74f" officeooo:paragraph-rsid="0019a74f" style:font-size-asian="12pt" style:font-size-complex="12pt"/>
    </style:style>
    <style:style style:name="P8" style:family="paragraph" style:parent-style-name="Text_20_body" style:list-style-name="L1">
      <style:paragraph-properties fo:orphans="2" fo:widows="2"/>
      <style:text-properties fo:font-variant="normal" fo:text-transform="none" fo:color="#000000" style:font-name="Times New Roman" fo:font-size="12pt" fo:letter-spacing="normal" fo:font-style="normal" fo:font-weight="bold" style:font-size-asian="12pt" style:font-size-complex="12pt"/>
    </style:style>
    <style:style style:name="P9"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0"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style:font-size-asian="12pt" style:font-size-complex="12pt"/>
    </style:style>
    <style:style style:name="P11"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paragraph-rsid="000e5d98" style:font-size-asian="12pt" style:font-size-complex="12pt"/>
    </style:style>
    <style:style style:name="P12"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paragraph-rsid="0018aaf5" style:font-size-asian="12pt" style:font-size-complex="12pt"/>
    </style:style>
    <style:style style:name="P13"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0e5d98" officeooo:paragraph-rsid="000e5d98" style:font-size-asian="12pt" style:font-size-complex="12pt"/>
    </style:style>
    <style:style style:name="P14"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11102" officeooo:paragraph-rsid="00111102" style:font-size-asian="12pt" style:font-size-complex="12pt"/>
    </style:style>
    <style:style style:name="P15"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27e2b" officeooo:paragraph-rsid="00127e2b" style:font-size-asian="12pt" style:font-size-complex="12pt"/>
    </style:style>
    <style:style style:name="P16"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60ed3" officeooo:paragraph-rsid="00160ed3" style:font-size-asian="12pt" style:font-size-complex="12pt"/>
    </style:style>
    <style:style style:name="P17"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64db5" officeooo:paragraph-rsid="00164db5" style:font-size-asian="12pt" style:font-size-complex="12pt"/>
    </style:style>
    <style:style style:name="P18"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7ac91" officeooo:paragraph-rsid="0017ac91" style:font-size-asian="12pt" style:font-size-complex="12pt"/>
    </style:style>
    <style:style style:name="P19"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88863" officeooo:paragraph-rsid="00188863" style:font-size-asian="12pt" style:font-size-complex="12pt"/>
    </style:style>
    <style:style style:name="P20"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8aaf5" officeooo:paragraph-rsid="0018aaf5" style:font-size-asian="12pt" style:font-size-complex="12pt"/>
    </style:style>
    <style:style style:name="P21"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8aaf5" officeooo:paragraph-rsid="0018ed6c" style:font-size-asian="12pt" style:font-size-complex="12pt"/>
    </style:style>
    <style:style style:name="P22" style:family="paragraph" style:parent-style-name="Text_20_body">
      <style:paragraph-properties fo:margin-top="0in" fo:margin-bottom="0in" loext:contextual-spacing="false" fo:orphans="2" fo:widows="2"/>
      <style:text-properties fo:font-variant="normal" fo:text-transform="none" fo:color="#000000" style:font-name="Times New Roman" fo:font-size="12pt" fo:letter-spacing="normal" fo:font-style="normal" fo:font-weight="normal" officeooo:rsid="0019a74f" officeooo:paragraph-rsid="0019a74f" style:font-size-asian="12pt" style:font-size-complex="12pt"/>
    </style:style>
    <style:style style:name="P23" style:family="paragraph" style:parent-style-name="Text_20_body">
      <style:paragraph-properties fo:margin-top="0in" fo:margin-bottom="0in" loext:contextual-spacing="false" fo:orphans="2" fo:widows="2"/>
    </style:style>
    <style:style style:name="P24" style:family="paragraph" style:parent-style-name="Text_20_body" style:list-style-name="L1">
      <style:paragraph-properties fo:margin-top="0in" fo:margin-bottom="0in" loext:contextual-spacing="false" fo:orphans="2" fo:widows="2"/>
    </style:style>
    <style:style style:name="P25" style:family="paragraph" style:parent-style-name="Text_20_body">
      <style:paragraph-properties fo:margin-top="0in" fo:margin-bottom="0in" loext:contextual-spacing="false" fo:orphans="2" fo:widows="2"/>
      <style:text-properties officeooo:paragraph-rsid="0018aaf5"/>
    </style:style>
    <style:style style:name="T1" style:family="text">
      <style:text-properties fo:font-variant="normal" fo:text-transform="none" fo:color="#000000" style:font-name="Times New Roman" fo:font-size="12pt" fo:letter-spacing="normal" fo:font-style="normal" fo:font-weight="normal" style:font-size-asian="12pt" style:font-size-complex="12pt"/>
    </style:style>
    <style:style style:name="T2" style:family="text">
      <style:text-properties fo:font-variant="normal" fo:text-transform="none" fo:color="#000000" style:font-name="Times New Roman" fo:font-size="12pt" fo:letter-spacing="normal" fo:font-style="normal" fo:font-weight="normal" officeooo:rsid="0018aaf5" style:font-size-asian="12pt" style:font-size-complex="12pt"/>
    </style:style>
    <style:style style:name="T3" style:family="text">
      <style:text-properties fo:font-variant="normal" fo:text-transform="none" fo:color="#000000" style:font-name="Times New Roman" fo:font-size="12pt" fo:letter-spacing="normal" fo:font-style="normal" fo:font-weight="normal" officeooo:rsid="0019a74f" style:font-size-asian="12pt" style:font-size-complex="12pt"/>
    </style:style>
    <style:style style:name="T4" style:family="text">
      <style:text-properties fo:font-style="italic"/>
    </style:style>
    <style:style style:name="T5" style:family="text">
      <style:text-properties officeooo:rsid="000d5c26"/>
    </style:style>
    <style:style style:name="T6" style:family="text">
      <style:text-properties officeooo:rsid="000e5d98"/>
    </style:style>
    <style:style style:name="T7" style:family="text">
      <style:text-properties officeooo:rsid="00142898"/>
    </style:style>
    <style:style style:name="T8" style:family="text">
      <style:text-properties officeooo:rsid="0018aaf5"/>
    </style:style>
    <style:style style:name="T9" style:family="text">
      <style:text-properties officeooo:rsid="0018ed6c"/>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a">
        <style:list-level-properties text:space-before="0.9819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110460602575208392" text:style-name="L1">
        <text:list-item>
          <text:p text:style-name="P10">Where in memory will contexts be saved (i.e., on stack, in TCBs, other data structures)? Consider carefully where different parts of the context should be saved. For example, you may want to save context on the stack but some things should still go in the TCB. To make sure your answer is complete, be sure to consider the following cases:</text:p>
        </text:list-item>
      </text:list>
      <text:p text:style-name="P14">init</text:p>
      <text:p text:style-name="P15">Contexts will be saved in the TCB structs <text:span text:style-name="T7">(everything)</text:span>.</text:p>
      <text:p text:style-name="P9"/>
      <text:list xml:id="list172412622858657" text:continue-numbering="true" text:style-name="L1">
        <text:list-item>
          <text:list>
            <text:list-item>
              <text:p text:style-name="P10">Saving context at the beginning of ISRs</text:p>
            </text:list-item>
          </text:list>
        </text:list-item>
      </text:list>
      <text:p text:style-name="P9"><text:tab/><text:tab/><text:tab/></text:p>
      <text:p text:style-name="P17">The ISR will save context normally by pushing onto the stack.</text:p>
      <text:p text:style-name="P9"/>
      <text:list xml:id="list172411594768308" text:continue-numbering="true" text:style-name="L1">
        <text:list-item>
          <text:list>
            <text:list-item>
              <text:p text:style-name="P10">Saving context in blocking functions (e.g., YKDelayTask or YKNewTask). Keep in mind that some functions may or may not block when called, and therefore may or may not need to save context.</text:p>
            </text:list-item>
          </text:list>
        </text:list-item>
      </text:list>
      <text:p text:style-name="P9"/>
      <text:p text:style-name="P22">If we are not blocked, control will return and continue as normal. In the dispatcher we will save context in the TCB right before executing the new task. Upon return the next code will be to return control to the scheduler and back to the task.</text:p>
      <text:p text:style-name="P18"/>
      <text:list xml:id="list172413506429628" text:continue-numbering="true" text:style-name="L1">
        <text:list-item>
          <text:p text:style-name="P10">How will the context be saved at the beginning of an ISR? (i.e., what instructions will be used to save register contents, how will information necessary for restoring the context be stored in the TCB.)</text:p>
        </text:list-item>
      </text:list>
      <text:p text:style-name="P9"/>
      <text:p text:style-name="P17">We will use push to save context to the stack.</text:p>
      <text:p text:style-name="P17">At the end of the ISR, the Scheduler will be called. If the task is not going to change, the scheduler will return to the ISR, and context will be restored normally by popping (the pop instruction) the values the ISR saved off the stack. If the task is going to change, we will call a function at the very top of the scheduler that will retrieve the context that the ISR stored on the task's stack. The function will save those values in the task's TCB using the mov instruction.</text:p>
      <text:p text:style-name="P9"/>
      <text:list xml:id="list172413479682948" text:continue-numbering="true" text:style-name="L1">
        <text:list-item>
          <text:p text:style-name="P10">How will the context be saved when a kernel function, such as YKDelayTask or YKNewTask, causes the current task to block? (i.e., what instructions will be used to save register contents, how will information necessary for restoring the context be stored in the TCB.) Where will this code reside? (i.e., will it be duplicated in every function that needs to save context, will it be in a function, or will it be somewhere better? Consider this carefully since it can greatly simplify your design.) (See related question 7)</text:p>
        </text:list-item>
      </text:list>
      <text:p text:style-name="P9"/>
      <text:p text:style-name="P16"/>
      <text:p text:style-name="P19">We'll use the mov instruction to save register contents in the TCB. <text:span text:style-name="T8">This code will be in the dispatcher.</text:span></text:p>
      <text:p text:style-name="P9"/>
      <text:list xml:id="list172413356779164" text:continue-numbering="true" text:style-name="L1">
        <text:list-item>
          <text:p text:style-name="P3"><text:soft-page-break/>If your dispatcher will be designed to save context, how will it know whether or not it needs to save context and how will it know which TCB to use? Keep in mind that when YKDispatcher is called from an ISR (via YKExitISR and YKScheduler) the context should have already been saved somewhere by the ISR. (See question 13)</text:p>
        </text:list-item>
      </text:list>
      <text:p text:style-name="P2"/>
      <text:p text:style-name="P7">If control gets to the dispatcher, it will need to save context. The scheduler will not call it if it is not changing tasks. There will be a global that signifies which was the last task to run; that's how it will know which TCB to use to save context.</text:p>
      <text:p text:style-name="P5"/>
      <text:list xml:id="list172412024393552" text:continue-numbering="true" text:style-name="L1">
        <text:list-header>
          <text:p text:style-name="P8">Restoring Context (Dispatching):</text:p>
        </text:list-header>
        <text:list-item>
          <text:p text:style-name="P24"><text:span text:style-name="T1">How will a task's context be restored by the dispatcher on a context switch? Specifically, consider how the dispatcher will restore the stack pointer (SS and SP), the general registers, and finally CS, IP, and the flags. Remember that the </text:span><text:span text:style-name="Example"><text:span text:style-name="T1">iret</text:span></text:span><text:span text:style-name="T1"> instruction should always be used in the final step. This is trickier than it sounds because you may be inclined to use the very registers you are trying to restore in order to restore the registers.</text:span></text:p>
        </text:list-item>
      </text:list>
      <text:p text:style-name="P23"><text:span text:style-name="T1"/></text:p>
      <text:p text:style-name="P25"><text:span text:style-name="T2">It'll read the values out of the TCB </text:span><text:span text:style-name="T3">of the new task </text:span><text:span text:style-name="T2">and load them onto the registers. </text:span></text:p>
      <text:p text:style-name="P25"><text:span text:style-name="T2"/></text:p>
      <text:list xml:id="list172412234101788" text:continue-numbering="true" text:style-name="L1">
        <text:list-item>
          <text:p text:style-name="P10">When an interrupt occurs, the ISR must save context. How will this context be restored when the ISR later calls the scheduler (via YKExitISR) but no task switch needs to take place? Keep in mind that nested ISRs will not call the scheduler at all.</text:p>
        </text:list-item>
      </text:list>
      <text:p text:style-name="P9"/>
      <text:p text:style-name="P12"><text:span text:style-name="T8">The scheduler will simply return if no switch needs to take place. Then the ISR will restore context by popping the stack and calling iret.</text:span></text:p>
      <text:p text:style-name="P9"/>
      <text:list xml:id="list172412487592240" text:continue-numbering="true" text:style-name="L1">
        <text:list-item>
          <text:p text:style-name="P10">When a function, such as YKDelayTask or YKNewTask, is called and causes a task to block, how will you ensure that execution correctly returns to the task code that called the function when the context is eventually restored? In other words, how do you save and restore context for a blocking function is such a way that it won't restore to a point that will cause the blocking function, the scheduler, and/or the dispatcher to run all over again? (See related question 3)</text:p>
        </text:list-item>
      </text:list>
      <text:p text:style-name="P9"/>
      <text:p text:style-name="P22">We will tell it to return to a label which is in the Dispatcher code right after calling the last task. The code at that point will be to restore the context, and then it will return to the scheduler and then back to the task.</text:p>
      <text:p text:style-name="P9"/>
      <text:list xml:id="list172413435722186" text:continue-numbering="true" text:style-name="L1">
        <text:list-item>
          <text:p text:style-name="P10">Once the scheduler determines which task should run, what information will the dispatcher need so that it can dispatch the task and perform whatever else it needs to do in your design? How will it get this information? (See question 13)</text:p>
        </text:list-item>
      </text:list>
      <text:p text:style-name="P9"/>
      <text:p text:style-name="P20"><text:soft-page-break/>It just needs the address of the task that needs to be run, which is stored in the TCB for the task. The scheduler will access that information and give it to the dispatcher through global variables.</text:p>
      <text:p text:style-name="P9"/>
      <text:p text:style-name="P9"/>
      <text:list xml:id="list172412242855039" text:continue-numbering="true" text:style-name="L1">
        <text:list-item>
          <text:p text:style-name="P10">Should the dispatcher be called directly from any code other than the scheduler?</text:p>
        </text:list-item>
      </text:list>
      <text:p text:style-name="P9"/>
      <text:p text:style-name="P20">No.</text:p>
      <text:p text:style-name="P9"/>
      <text:list xml:id="list172412713876320" text:continue-numbering="true" text:style-name="L1">
        <text:list-item>
          <text:p text:style-name="P3">How will a task be dispatched for the very first time? In your design, will it be any different than for a task that has already run? What special handling in YKNewTask, YKScheduler, and YKDispatcher will you need perform in your design (if any)?</text:p>
        </text:list-item>
      </text:list>
      <text:p text:style-name="P2"/>
      <text:p text:style-name="P5">When we run YKNewTask we will initialize the context in the TCB so that the dispatcher doesn't have to do anything different.</text:p>
      <text:list xml:id="list172411865812216" text:continue-numbering="true" text:style-name="L1">
        <text:list-header>
          <text:p text:style-name="P8">Scheduling:</text:p>
        </text:list-header>
        <text:list-item>
          <text:p text:style-name="P10">How will the scheduler know which tasks are ready to run? Keep in mind that in the final kernel, tasks can be blocked on a semaphore, a message queue, or because they have been delayed, but they can only be blocked on one thing at a time.</text:p>
        </text:list-item>
      </text:list>
      <text:p text:style-name="P9"/>
      <text:p text:style-name="P9"><text:tab/><text:tab/><text:span text:style-name="T5">Whenever a task is blocked, the TCB state variable will be updated to show it is blocked. The scheduler will check that variable in each TCB to determine if that task is ready to run. </text:span></text:p>
      <text:p text:style-name="P9"/>
      <text:p text:style-name="P9"/>
      <text:list xml:id="list172411425942750" text:continue-numbering="true" text:style-name="L1">
        <text:list-item>
          <text:p text:style-name="P10">How will the scheduler determine which task is the highest priority ready task? How will it know when to run the idle task? (Hint: deciding to run the idle task does not need to require any special handling.)</text:p>
        </text:list-item>
      </text:list>
      <text:p text:style-name="P9"/>
      <text:p text:style-name="P9"><text:tab/><text:span text:style-name="T5">The TCBs for each task will be stored in a linked list sorted by priority. The scheduler will simply have to iterate down this list (starting at the highest priority) until it finds the first ready task. The idle task will be the lowest priority task and will always be ready, so if the scheduler reaches it without finding any other ready task it will be run. </text:span></text:p>
      <text:p text:style-name="P9"/>
      <text:p text:style-name="P9"/>
      <text:list xml:id="list172411860593325" text:continue-numbering="true" text:style-name="L1">
        <text:list-item>
          <text:p text:style-name="P3">What information will the scheduler pass to the dispatcher and how will it pass that information (e.g., global variables or parameter passing)? Consider this in conjunction with questions 4 and 8.</text:p>
        </text:list-item>
      </text:list>
      <text:p text:style-name="P2"/>
      <text:p text:style-name="P4"><text:soft-page-break/>The scheduler will tell the dispatcher which task to run, and where to find the TCB for that task so it can restore context. It will share this information through global variables.</text:p>
      <text:list xml:id="list172412580139729" text:continue-numbering="true" text:style-name="L1">
        <text:list-header>
          <text:p text:style-name="P8">Interrupts:</text:p>
        </text:list-header>
        <text:list-item>
          <text:p text:style-name="P10">What special action will YKExitISR take if the ISR call depth is zero? What do you have to do in YKEnterISR and YKExitISR to ensure that the ISR call depth is accurate?</text:p>
        </text:list-item>
      </text:list>
      <text:p text:style-name="P9"/>
      <text:p text:style-name="P13">If the call depth is 0 it will call the scheduler so it can run the highest priority task. There will be a global variable called ISRCallDepth. YKEnterISR will increment ISRCallDepth and YKExitISR will decrement it (before checking if it is 0).</text:p>
      <text:p text:style-name="P9"/>
      <text:p text:style-name="P9"/>
      <text:list xml:id="list172412224172196" text:continue-numbering="true" text:style-name="L1">
        <text:list-item>
          <text:p text:style-name="P10">If a <text:span text:style-name="T4">nested</text:span> interrupt occurs, how will your code know to restore the context of the lower priority interrupt and not call the scheduler?</text:p>
        </text:list-item>
      </text:list>
      <text:p text:style-name="P9"/>
      <text:p text:style-name="P11"><text:span text:style-name="T6">When YKExitISR is called, ISRCallDepth will be greater than 0, so it will not call the scheduler. After that the ISR calls iret so it will return to the lower priority interrupt.</text:span></text:p>
      <text:p text:style-name="P9"/>
      <text:list xml:id="list172411878050273" text:continue-numbering="true" text:style-name="L1">
        <text:list-item>
          <text:p text:style-name="P3">If a <text:span text:style-name="T4">nested</text:span> interrupt occurs, how will you prevent information in the TCB from being overwritten when the context is saved in the ISR?</text:p>
        </text:list-item>
      </text:list>
      <text:p text:style-name="P2"/>
      <text:p text:style-name="P4">When <text:s/>YKEnterISR is called in the ISR, we will check if ISRCallDepth is greater than 0. If it is, that means we're in a nested interrupt so we won't save anything to the TCB. If it is 0, then we will save info in the TCB.</text:p>
      <text:p text:style-name="P2"/>
      <text:list xml:id="list172412999745105" text:continue-numbering="true" text:style-name="L1">
        <text:list-header>
          <text:p text:style-name="P8">General:</text:p>
        </text:list-header>
        <text:list-item>
          <text:p text:style-name="P10">Give the C language declaration for your TCB struct. Consider carefully what really needs to be in the TCB before deciding on what the TCB will include.</text:p>
        </text:list-item>
      </text:list>
      <text:p text:style-name="P9"/>
      <text:p text:style-name="P20">typedef enum task_state_type {ready, running, blocked};</text:p>
      <text:p text:style-name="P20">struct TCB {</text:p>
      <text:p text:style-name="P20"><text:tab/>unsigned int id;</text:p>
      <text:p text:style-name="P20"><text:tab/>unsigned int priority;</text:p>
      <text:p text:style-name="P20"><text:tab/>unsigned int sp;</text:p>
      <text:p text:style-name="P20"><text:tab/>unsigned int ip;</text:p>
      <text:p text:style-name="P20"><text:tab/>task_state_type state;</text:p>
      <text:p text:style-name="P20"><text:tab/>unsigned int ax;</text:p>
      <text:p text:style-name="P20"><text:tab/>unsigned int bx;</text:p>
      <text:p text:style-name="P20"><text:tab/>unsigned int cx;</text:p>
      <text:p text:style-name="P20"><text:soft-page-break/><text:tab/>unsigned int dx;</text:p>
      <text:p text:style-name="P21"><text:tab/>unsigned int <text:span text:style-name="T9">si;</text:span></text:p>
      <text:p text:style-name="P21"><text:tab/>unsigned int <text:span text:style-name="T9">di;</text:span></text:p>
      <text:p text:style-name="P21"><text:tab/>unsigned int <text:span text:style-name="T9">bp;</text:span></text:p>
      <text:p text:style-name="P21"><text:tab/>unsigned int <text:span text:style-name="T9">es;init</text:span></text:p>
      <text:p text:style-name="P21"><text:tab/>unsigned int <text:span text:style-name="T9">ds;</text:span></text:p>
      <text:p text:style-name="P21"><text:tab/><text:span text:style-name="T9">TCB* next;</text:span></text:p>
      <text:p text:style-name="P21"><text:tab/><text:span text:style-name="T9">TCB* prev;</text:span></text:p>
      <text:p text:style-name="P20">}</text:p>
      <text:p text:style-name="P9"/>
      <text:p text:style-name="P9"/>
      <text:list xml:id="list172411525325362" text:continue-numbering="true" text:style-name="L1">
        <text:list-item>
          <text:p text:style-name="P10">Describe the data structures that will be used to manage the TCBs (e.g., linked lists, arrays, queues, etc.)</text:p>
        </text:list-item>
      </text:list>
      <text:p text:style-name="P9"/>
      <text:p text:style-name="P13">Memory for the TCB structs will be allocated in an array. However we will not access them using the array. We will organize them into a sorted linked list by including in each struct a pointer to the next and previous TCB structs. They will be sorted in order of priority when they're added to the linked list. We'll create linked list functions to manage the linked list data structure including add, remove, next, previous, and find.</text:p>
      <text:p text:style-name="P9"/>
      <text:list xml:id="list172411540030297" text:continue-numbering="true" text:style-name="L1">
        <text:list-item>
          <text:p text:style-name="P10">What should happen if YKNewTask is called before YKRun has been called? Should it call the scheduler? How about after YKRun is called?</text:p>
        </text:list-item>
      </text:list>
      <text:p text:style-name="P9"/>
      <text:p text:style-name="P11"><text:span text:style-name="T6">YKNewTask will not call the scheduler before YKRun has been called. It will only register the task in the kernel. <text:s/>After YKRun has been called, YKNewTask should call the scheduler.</text:span></text:p>
      <text:p text:style-name="P9"/>
      <text:list xml:id="list172412891135191" text:continue-numbering="true" text:style-name="L1">
        <text:list-item>
          <text:p text:style-name="P10">Exactly what initialization will YKNewTask perform?</text:p>
        </text:list-item>
      </text:list>
      <text:p text:style-name="P9"/>
      <text:p text:style-name="P14">First, it will grab the next available struct in the TCB array. It will initialize the name, priority, and stack pointer according to the parameters passed in. We might set a base pointer as well. <text:s/>The name will <text:s/>be an ID: 0 will be the idle task and every new task that is created will get a new id. The program counter will point to the address of the task function. </text:p>
      <text:p text:style-name="P9"/>
      <text:list xml:id="list172411905246447" text:continue-numbering="true" text:style-name="L1">
        <text:list-item>
          <text:p text:style-name="P3">To what values should the registers be initialized when a task runs the first time? Where is this initialization performed? Consider specifically the segment registers and the flags register, which must have the interrupt flag enabled when a task runs for the first time.</text:p>
        </text:list-item>
      </text:list>
      <text:p text:style-name="P6">Mostly zeros. The interrupt enable flag will be 1. The segment register can be set to the same value as the system segment register. This will happen in YKNewTask.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Exampl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6T12:55:55.884982252</meta:creation-date>
    <dc:date>2017-10-06T17:24:11.286123825</dc:date>
    <meta:editing-duration>PT38M9S</meta:editing-duration>
    <meta:editing-cycles>5</meta:editing-cycles>
    <meta:generator>LibreOffice/5.0.6.2$Linux_X86_64 LibreOffice_project/00$Build-2</meta:generator>
    <meta:document-statistic meta:table-count="0" meta:image-count="0" meta:object-count="0" meta:page-count="5" meta:paragraph-count="71" meta:word-count="1829" meta:character-count="10140" meta:non-whitespace-character-count="8373"/>
  </office:meta>
</office:document-meta>
</file>